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72.44mm"/>
    </style:style>
    <style:style style:name="co7" style:family="table-column">
      <style:table-column-properties fo:break-before="auto" style:column-width="67.08mm"/>
    </style:style>
    <style:style style:name="co8" style:family="table-column">
      <style:table-column-properties fo:break-before="auto" style:column-width="68.03mm"/>
    </style:style>
    <style:style style:name="co9" style:family="table-column">
      <style:table-column-properties fo:break-before="auto" style:column-width="67.35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3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y_2018_benchmarks" table:style-name="ta1">
        <office:forms form:automatic-focus="false" form:apply-design-mode="false"/>
        <table:shapes>
          <draw:frame draw:z-index="0" draw:style-name="gr1" draw:text-style-name="P1" svg:width="159.99mm" svg:height="89.99mm" svg:x="151.04mm" svg:y="569.25mm">
            <loext:p draw:notify-on-update-of-ranges="may_2018_benchmarks.F118:may_2018_benchmarks.O118 may_2018_benchmarks.A158:may_2018_benchmarks.A158 may_2018_benchmarks.F52:may_2018_benchmarks.O52 may_2018_benchmarks.A159:may_2018_benchmarks.A159 may_2018_benchmarks.F57:may_2018_benchmarks.O57 may_2018_benchmarks.A160:may_2018_benchmarks.A160 may_2018_benchmarks.F62:may_2018_benchmarks.O62 may_2018_benchmarks.A161:may_2018_benchmarks.A161 may_2018_benchmarks.F67:may_2018_benchmarks.N67 may_2018_benchmarks.A162:may_2018_benchmarks.A162 may_2018_benchmarks.F77:may_2018_benchmarks.O77 may_2018_benchmarks.A163:may_2018_benchmarks.A163 may_2018_benchmarks.F72:may_2018_benchmarks.O72 may_2018_benchmarks.A164:may_2018_benchmarks.A164 may_2018_benchmarks.F87:may_2018_benchmarks.O87 may_2018_benchmarks.A165:may_2018_benchmarks.A165 may_2018_benchmarks.F82:may_2018_benchmarks.O8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330.78mm" svg:y="567.89mm">
            <loext:p draw:notify-on-update-of-ranges="may_2018_benchmarks.F118:may_2018_benchmarks.O118 may_2018_benchmarks.A158:may_2018_benchmarks.A158 may_2018_benchmarks.F53:may_2018_benchmarks.O53 may_2018_benchmarks.A159:may_2018_benchmarks.A159 may_2018_benchmarks.F58:may_2018_benchmarks.O58 may_2018_benchmarks.A160:may_2018_benchmarks.A160 may_2018_benchmarks.F63:may_2018_benchmarks.O63 may_2018_benchmarks.A161:may_2018_benchmarks.A161 may_2018_benchmarks.F68:may_2018_benchmarks.N68 may_2018_benchmarks.A162:may_2018_benchmarks.A162 may_2018_benchmarks.F78:may_2018_benchmarks.O78 may_2018_benchmarks.A163:may_2018_benchmarks.A163 may_2018_benchmarks.F73:may_2018_benchmarks.O73 may_2018_benchmarks.A164:may_2018_benchmarks.A164 may_2018_benchmarks.F88:may_2018_benchmarks.O88 may_2018_benchmarks.A165:may_2018_benchmarks.A165 may_2018_benchmarks.F83:may_2018_benchmarks.O8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9.99mm" svg:height="89.99mm" svg:x="557.93mm" svg:y="568.14mm">
            <loext:p draw:notify-on-update-of-ranges="may_2018_benchmarks.F118:may_2018_benchmarks.O118 may_2018_benchmarks.A158:may_2018_benchmarks.A158 may_2018_benchmarks.F54:may_2018_benchmarks.O54 may_2018_benchmarks.A159:may_2018_benchmarks.A159 may_2018_benchmarks.F59:may_2018_benchmarks.O59 may_2018_benchmarks.A160:may_2018_benchmarks.A160 may_2018_benchmarks.F64:may_2018_benchmarks.O64 may_2018_benchmarks.A161:may_2018_benchmarks.A161 may_2018_benchmarks.F69:may_2018_benchmarks.N69 may_2018_benchmarks.A162:may_2018_benchmarks.A162 may_2018_benchmarks.F79:may_2018_benchmarks.O79 may_2018_benchmarks.A163:may_2018_benchmarks.A163 may_2018_benchmarks.F74:may_2018_benchmarks.O74 may_2018_benchmarks.A164:may_2018_benchmarks.A164 may_2018_benchmarks.F89:may_2018_benchmarks.O89 may_2018_benchmarks.A165:may_2018_benchmarks.A165 may_2018_benchmarks.F84:may_2018_benchmarks.O8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9.99mm" svg:height="89.99mm" svg:x="763.27mm" svg:y="568.14mm">
            <loext:p draw:notify-on-update-of-ranges="may_2018_benchmarks.F118:may_2018_benchmarks.O118 may_2018_benchmarks.A158:may_2018_benchmarks.A158 may_2018_benchmarks.F55:may_2018_benchmarks.O55 may_2018_benchmarks.A159:may_2018_benchmarks.A159 may_2018_benchmarks.F60:may_2018_benchmarks.O60 may_2018_benchmarks.A160:may_2018_benchmarks.A160 may_2018_benchmarks.F65:may_2018_benchmarks.O65 may_2018_benchmarks.A161:may_2018_benchmarks.A161 may_2018_benchmarks.F70:may_2018_benchmarks.N70 may_2018_benchmarks.A162:may_2018_benchmarks.A162 may_2018_benchmarks.F80:may_2018_benchmarks.O80 may_2018_benchmarks.A163:may_2018_benchmarks.A163 may_2018_benchmarks.F75:may_2018_benchmarks.O75 may_2018_benchmarks.A164:may_2018_benchmarks.A164 may_2018_benchmarks.F90:may_2018_benchmarks.O90 may_2018_benchmarks.A165:may_2018_benchmarks.A165 may_2018_benchmarks.F85:may_2018_benchmarks.O8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1" table:number-columns-repeated="999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2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number-columns-repeated="1010"/>
        </table:table-row>
        <table:table-row table:style-name="ro3">
          <table:table-cell table:style-name="ce3"/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6.7368" calcext:value-type="float">
            <text:p>36,7368</text:p>
          </table:table-cell>
          <table:table-cell office:value-type="float" office:value="36.8085" calcext:value-type="float">
            <text:p>36,8085</text:p>
          </table:table-cell>
          <table:table-cell/>
          <table:table-cell office:value-type="float" office:value="247.221" calcext:value-type="float">
            <text:p>247,221</text:p>
          </table:table-cell>
          <table:table-cell office:value-type="float" office:value="162.098" calcext:value-type="float">
            <text:p>162,098</text:p>
          </table:table-cell>
          <table:table-cell office:value-type="float" office:value="107.202" calcext:value-type="float">
            <text:p>107,202</text:p>
          </table:table-cell>
          <table:table-cell office:value-type="float" office:value="43.826" calcext:value-type="float">
            <text:p>43,826</text:p>
          </table:table-cell>
          <table:table-cell office:value-type="float" office:value="0.163" calcext:value-type="float">
            <text:p>0,163</text:p>
          </table:table-cell>
          <table:table-cell office:value-type="float" office:value="35.079" calcext:value-type="float">
            <text:p>35,079</text:p>
          </table:table-cell>
          <table:table-cell office:value-type="float" office:value="5.476" calcext:value-type="float">
            <text:p>5,476</text:p>
          </table:table-cell>
          <table:table-cell office:value-type="float" office:value="0.002" calcext:value-type="float">
            <text:p>0,0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719" calcext:value-type="float">
            <text:p>31,719</text:p>
          </table:table-cell>
          <table:table-cell office:value-type="float" office:value="32.5976" calcext:value-type="float">
            <text:p>32,5976</text:p>
          </table:table-cell>
          <table:table-cell/>
          <table:table-cell office:value-type="float" office:value="105.808" calcext:value-type="float">
            <text:p>105,808</text:p>
          </table:table-cell>
          <table:table-cell office:value-type="float" office:value="28.489" calcext:value-type="float">
            <text:p>28,4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4.3761" calcext:value-type="float">
            <text:p>34,3761</text:p>
          </table:table-cell>
          <table:table-cell office:value-type="float" office:value="34.8611" calcext:value-type="float">
            <text:p>34,8611</text:p>
          </table:table-cell>
          <table:table-cell/>
          <table:table-cell office:value-type="float" office:value="60.67" calcext:value-type="float">
            <text:p>60,67</text:p>
          </table:table-cell>
          <table:table-cell office:value-type="float" office:value="9.091" calcext:value-type="float">
            <text:p>9,091</text:p>
          </table:table-cell>
          <table:table-cell office:value-type="float" office:value="5.095" calcext:value-type="float">
            <text:p>5,0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31.3238" calcext:value-type="float">
            <text:p>31,3238</text:p>
          </table:table-cell>
          <table:table-cell office:value-type="float" office:value="31.8109" calcext:value-type="float">
            <text:p>31,8109</text:p>
          </table:table-cell>
          <table:table-cell/>
          <table:table-cell office:value-type="float" office:value="30.306" calcext:value-type="float">
            <text:p>30,306</text:p>
          </table:table-cell>
          <table:table-cell office:value-type="float" office:value="14.747" calcext:value-type="float">
            <text:p>14,747</text:p>
          </table:table-cell>
          <table:table-cell office:value-type="float" office:value="0.006" calcext:value-type="float">
            <text:p>0,006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7.7892" calcext:value-type="float">
            <text:p>27,7892</text:p>
          </table:table-cell>
          <table:table-cell office:value-type="float" office:value="27.0715" calcext:value-type="float">
            <text:p>27,0715</text:p>
          </table:table-cell>
          <table:table-cell/>
          <table:table-cell office:value-type="float" office:value="205.915" calcext:value-type="float">
            <text:p>205,915</text:p>
          </table:table-cell>
          <table:table-cell office:value-type="float" office:value="125.118" calcext:value-type="float">
            <text:p>125,118</text:p>
          </table:table-cell>
          <table:table-cell office:value-type="float" office:value="63.701" calcext:value-type="float">
            <text:p>63,701</text:p>
          </table:table-cell>
          <table:table-cell office:value-type="float" office:value="1.843" calcext:value-type="float">
            <text:p>1,843</text:p>
          </table:table-cell>
          <table:table-cell office:value-type="float" office:value="0.931" calcext:value-type="float">
            <text:p>0,931</text:p>
          </table:table-cell>
          <table:table-cell office:value-type="float" office:value="0.002" calcext:value-type="float">
            <text:p>0,002</text:p>
          </table:table-cell>
          <table:table-cell office:value-type="float" office:value="6.202" calcext:value-type="float">
            <text:p>6,202</text:p>
          </table:table-cell>
          <table:table-cell office:value-type="float" office:value="0.002" calcext:value-type="float">
            <text:p>0,0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2.5417" calcext:value-type="float">
            <text:p>22,5417</text:p>
          </table:table-cell>
          <table:table-cell office:value-type="float" office:value="23.4656" calcext:value-type="float">
            <text:p>23,4656</text:p>
          </table:table-cell>
          <table:table-cell/>
          <table:table-cell office:value-type="float" office:value="79.24" calcext:value-type="float">
            <text:p>79,24</text:p>
          </table:table-cell>
          <table:table-cell office:value-type="float" office:value="3.062" calcext:value-type="float">
            <text:p>3,062</text:p>
          </table:table-cell>
          <table:table-cell office:value-type="float" office:value="1.19" calcext:value-type="float">
            <text:p>1,19</text:p>
          </table:table-cell>
          <table:table-cell office:value-type="float" office:value="0.673" calcext:value-type="float">
            <text:p>0,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5.2227" calcext:value-type="float">
            <text:p>25,2227</text:p>
          </table:table-cell>
          <table:table-cell office:value-type="float" office:value="25.4656" calcext:value-type="float">
            <text:p>25,4656</text:p>
          </table:table-cell>
          <table:table-cell/>
          <table:table-cell office:value-type="float" office:value="20.908" calcext:value-type="float">
            <text:p>20,908</text:p>
          </table:table-cell>
          <table:table-cell office:value-type="float" office:value="0.198" calcext:value-type="float">
            <text:p>0,1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21.8578" calcext:value-type="float">
            <text:p>21,8578</text:p>
          </table:table-cell>
          <table:table-cell office:value-type="float" office:value="22.7195" calcext:value-type="float">
            <text:p>22,7195</text:p>
          </table:table-cell>
          <table:table-cell/>
          <table:table-cell table:number-columns-repeated="2" office:value-type="float" office:value="15.08" calcext:value-type="float">
            <text:p>15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8608" calcext:value-type="float">
            <text:p>8,8608</text:p>
          </table:table-cell>
          <table:table-cell office:value-type="float" office:value="8.83969" calcext:value-type="float">
            <text:p>8,83969</text:p>
          </table:table-cell>
          <table:table-cell/>
          <table:table-cell office:value-type="float" office:value="44.228" calcext:value-type="float">
            <text:p>44,228</text:p>
          </table:table-cell>
          <table:table-cell office:value-type="float" office:value="16.608" calcext:value-type="float">
            <text:p>16,608</text:p>
          </table:table-cell>
          <table:table-cell office:value-type="float" office:value="9.462" calcext:value-type="float">
            <text:p>9,462</text:p>
          </table:table-cell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  <table:table-cell office:value-type="float" office:value="0.579" calcext:value-type="float">
            <text:p>0,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52788" calcext:value-type="float">
            <text:p>8,52788</text:p>
          </table:table-cell>
          <table:table-cell office:value-type="float" office:value="8.64086" calcext:value-type="float">
            <text:p>8,64086</text:p>
          </table:table-cell>
          <table:table-cell/>
          <table:table-cell office:value-type="float" office:value="12.531" calcext:value-type="float">
            <text:p>12,531</text:p>
          </table:table-cell>
          <table:table-cell office:value-type="float" office:value="3.004" calcext:value-type="float">
            <text:p>3,0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69195" calcext:value-type="float">
            <text:p>8,69195</text:p>
          </table:table-cell>
          <table:table-cell office:value-type="float" office:value="9.08262" calcext:value-type="float">
            <text:p>9,08262</text:p>
          </table:table-cell>
          <table:table-cell/>
          <table:table-cell office:value-type="float" office:value="9.939" calcext:value-type="float">
            <text:p>9,939</text:p>
          </table:table-cell>
          <table:table-cell table:number-columns-repeated="2"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sc 3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8.46889" calcext:value-type="float">
            <text:p>8,46889</text:p>
          </table:table-cell>
          <table:table-cell office:value-type="float" office:value="8.49675" calcext:value-type="float">
            <text:p>8,49675</text:p>
          </table:table-cell>
          <table:table-cell/>
          <table:table-cell office:value-type="float" office:value="0.038" calcext:value-type="float">
            <text:p>0,038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56123" calcext:value-type="float">
            <text:p>3,56123</text:p>
          </table:table-cell>
          <table:table-cell office:value-type="float" office:value="3.51577" calcext:value-type="float">
            <text:p>3,51577</text:p>
          </table:table-cell>
          <table:table-cell/>
          <table:table-cell office:value-type="float" office:value="27.822" calcext:value-type="float">
            <text:p>27,822</text:p>
          </table:table-cell>
          <table:table-cell office:value-type="float" office:value="7.728" calcext:value-type="float">
            <text:p>7,728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,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33418" calcext:value-type="float">
            <text:p>3,33418</text:p>
          </table:table-cell>
          <table:table-cell office:value-type="float" office:value="3.33816" calcext:value-type="float">
            <text:p>3,33816</text:p>
          </table:table-cell>
          <table:table-cell/>
          <table:table-cell office:value-type="float" office:value="6.047" calcext:value-type="float">
            <text:p>6,0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42475" calcext:value-type="float">
            <text:p>3,42475</text:p>
          </table:table-cell>
          <table:table-cell office:value-type="float" office:value="3.46809" calcext:value-type="float">
            <text:p>3,4680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no sc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.3058" calcext:value-type="float">
            <text:p>3,3058</text:p>
          </table:table-cell>
          <table:table-cell office:value-type="float" office:value="3.19819" calcext:value-type="float">
            <text:p>3,1981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/>
          <table:table-cell table:style-name="ce2" table:number-columns-repeated="5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table:formula="of:=[.B24]/[.B24]" office:value-type="float" office:value="1" calcext:value-type="float">
            <text:p>1</text:p>
          </table:table-cell>
          <table:table-cell/>
          <table:table-cell table:formula="of:=[.D24]/[.B24]" office:value-type="float" office:value="18.9364948453608" calcext:value-type="float">
            <text:p>18,9364948454</text:p>
          </table:table-cell>
          <table:table-cell table:formula="of:=[.E24]/[.B24]" office:value-type="float" office:value="18.9734536082474" calcext:value-type="float">
            <text:p>18,9734536082</text:p>
          </table:table-cell>
          <table:table-cell/>
          <table:table-cell table:formula="of:=([.G24]+[.E24])/[.B24]" office:value-type="float" office:value="146.406958762887" calcext:value-type="float">
            <text:p>146,4069587629</text:p>
          </table:table-cell>
          <table:table-cell table:formula="of:=([.H24]+[.E24])/[.B24]" office:value-type="float" office:value="102.52912371134" calcext:value-type="float">
            <text:p>102,5291237113</text:p>
          </table:table-cell>
          <table:table-cell table:formula="of:=([.I24]+[.E24])/[.B24]" office:value-type="float" office:value="74.2322164948454" calcext:value-type="float">
            <text:p>74,2322164948</text:p>
          </table:table-cell>
          <table:table-cell table:formula="of:=([.J24]+[.E24])/[.B24]" office:value-type="float" office:value="41.564175257732" calcext:value-type="float">
            <text:p>41,5641752577</text:p>
          </table:table-cell>
          <table:table-cell table:formula="of:=([.K24]+[.E24])/[.B24]" office:value-type="float" office:value="19.0574742268041" calcext:value-type="float">
            <text:p>19,0574742268</text:p>
          </table:table-cell>
          <table:table-cell table:formula="of:=([.L24]+[.E24])/[.B24]" office:value-type="float" office:value="37.055412371134" calcext:value-type="float">
            <text:p>37,0554123711</text:p>
          </table:table-cell>
          <table:table-cell table:formula="of:=([.M24]+[.E24])/[.B24]" office:value-type="float" office:value="21.7961340206186" calcext:value-type="float">
            <text:p>21,7961340206</text:p>
          </table:table-cell>
          <table:table-cell table:formula="of:=([.N24]+[.E24])/[.B24]" office:value-type="float" office:value="18.9744845360825" calcext:value-type="float">
            <text:p>18,974484536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16.35" calcext:value-type="float">
            <text:p>16,35</text:p>
          </table:table-cell>
          <table:table-cell table:formula="of:=[.E25]/[.B25]" office:value-type="float" office:value="16.8028865979381" calcext:value-type="float">
            <text:p>16,8028865979</text:p>
          </table:table-cell>
          <table:table-cell/>
          <table:table-cell table:formula="of:=([.G25]+[.E25])/[.B25]" office:value-type="float" office:value="71.3430927835052" calcext:value-type="float">
            <text:p>71,3430927835</text:p>
          </table:table-cell>
          <table:table-cell table:formula="of:=([.H25]+[.E25])/[.B25]" office:value-type="float" office:value="31.4879381443299" calcext:value-type="float">
            <text:p>31,4879381443</text:p>
          </table:table-cell>
          <table:table-cell table:formula="of:=([.I25]+[.E25])/[.B25]" office:value-type="float" office:value="16.8240206185567" calcext:value-type="float">
            <text:p>16,8240206186</text:p>
          </table:table-cell>
          <table:table-cell table:formula="of:=([.J25]+[.E25])/[.B25]" office:value-type="float" office:value="17.269381443299" calcext:value-type="float">
            <text:p>17,2693814433</text:p>
          </table:table-cell>
          <table:table-cell table:formula="of:=([.K25]+[.E25])/[.B25]" office:value-type="float" office:value="16.8028865979381" calcext:value-type="float">
            <text:p>16,8028865979</text:p>
          </table:table-cell>
          <table:table-cell table:formula="of:=([.L25]+[.E25])/[.B25]" office:value-type="float" office:value="16.8028865979381" calcext:value-type="float">
            <text:p>16,8028865979</text:p>
          </table:table-cell>
          <table:table-cell table:formula="of:=([.M25]+[.E25])/[.B25]" office:value-type="float" office:value="16.8034020618557" calcext:value-type="float">
            <text:p>16,8034020619</text:p>
          </table:table-cell>
          <table:table-cell table:formula="of:=([.N25]+[.E25])/[.B25]" office:value-type="float" office:value="16.8028865979381" calcext:value-type="float">
            <text:p>16,802886597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7.7196391752577" calcext:value-type="float">
            <text:p>17,7196391753</text:p>
          </table:table-cell>
          <table:table-cell table:formula="of:=[.E26]/[.B26]" office:value-type="float" office:value="17.9696391752577" calcext:value-type="float">
            <text:p>17,9696391753</text:p>
          </table:table-cell>
          <table:table-cell/>
          <table:table-cell table:formula="of:=([.G26]+[.E26])/[.B26]" office:value-type="float" office:value="49.2428350515464" calcext:value-type="float">
            <text:p>49,2428350515</text:p>
          </table:table-cell>
          <table:table-cell table:formula="of:=([.H26]+[.E26])/[.B26]" office:value-type="float" office:value="22.6557216494845" calcext:value-type="float">
            <text:p>22,6557216495</text:p>
          </table:table-cell>
          <table:table-cell table:formula="of:=([.I26]+[.E26])/[.B26]" office:value-type="float" office:value="20.5959278350515" calcext:value-type="float">
            <text:p>20,5959278351</text:p>
          </table:table-cell>
          <table:table-cell table:formula="of:=([.J26]+[.E26])/[.B26]" office:value-type="float" office:value="17.9717010309278" calcext:value-type="float">
            <text:p>17,9717010309</text:p>
          </table:table-cell>
          <table:table-cell table:formula="of:=([.K26]+[.E26])/[.B26]" office:value-type="float" office:value="18.0490206185567" calcext:value-type="float">
            <text:p>18,0490206186</text:p>
          </table:table-cell>
          <table:table-cell table:formula="of:=([.L26]+[.E26])/[.B26]" office:value-type="float" office:value="17.9696391752577" calcext:value-type="float">
            <text:p>17,9696391753</text:p>
          </table:table-cell>
          <table:table-cell table:formula="of:=([.M26]+[.E26])/[.B26]" office:value-type="float" office:value="17.9696391752577" calcext:value-type="float">
            <text:p>17,9696391753</text:p>
          </table:table-cell>
          <table:table-cell table:formula="of:=([.N26]+[.E26])/[.B26]" office:value-type="float" office:value="17.9717010309278" calcext:value-type="float">
            <text:p>17,971701030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/>
          <table:table-cell table:formula="of:=([.G27]+[.E27])/[.B27]" office:value-type="float" office:value="32.0190206185567" calcext:value-type="float">
            <text:p>32,0190206186</text:p>
          </table:table-cell>
          <table:table-cell table:formula="of:=([.H27]+[.E27])/[.B27]" office:value-type="float" office:value="23.9989175257732" calcext:value-type="float">
            <text:p>23,9989175258</text:p>
          </table:table-cell>
          <table:table-cell table:formula="of:=([.I27]+[.E27])/[.B27]" office:value-type="float" office:value="16.4004639175258" calcext:value-type="float">
            <text:p>16,4004639175</text:p>
          </table:table-cell>
          <table:table-cell table:formula="of:=([.J27]+[.E27])/[.B27]" office:value-type="float" office:value="16.5886082474227" calcext:value-type="float">
            <text:p>16,5886082474</text:p>
          </table:table-cell>
          <table:table-cell table:formula="of:=([.K27]+[.E27])/[.B27]" office:value-type="float" office:value="16.3973711340206" calcext:value-type="float">
            <text:p>16,397371134</text:p>
          </table:table-cell>
          <table:table-cell table:formula="of:=([.L27]+[.E27])/[.B27]" office:value-type="float" office:value="16.4004639175258" calcext:value-type="float">
            <text:p>16,4004639175</text:p>
          </table:table-cell>
          <table:table-cell table:formula="of:=([.M27]+[.E27])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4.5493193717277" calcext:value-type="float">
            <text:p>14,5493193717</text:p>
          </table:table-cell>
          <table:table-cell table:formula="of:=[.E29]/[.B29]" office:value-type="float" office:value="14.1735602094241" calcext:value-type="float">
            <text:p>14,1735602094</text:p>
          </table:table-cell>
          <table:table-cell/>
          <table:table-cell table:formula="of:=([.G29]+[.E29])/[.B29]" office:value-type="float" office:value="121.982460732984" calcext:value-type="float">
            <text:p>121,982460733</text:p>
          </table:table-cell>
          <table:table-cell table:formula="of:=([.H29]+[.E29])/[.B29]" office:value-type="float" office:value="79.6803664921466" calcext:value-type="float">
            <text:p>79,6803664921</text:p>
          </table:table-cell>
          <table:table-cell table:formula="of:=([.I29]+[.E29])/[.B29]" office:value-type="float" office:value="47.5248691099476" calcext:value-type="float">
            <text:p>47,5248691099</text:p>
          </table:table-cell>
          <table:table-cell table:formula="of:=([.J29]+[.E29])/[.B29]" office:value-type="float" office:value="15.1384816753927" calcext:value-type="float">
            <text:p>15,1384816754</text:p>
          </table:table-cell>
          <table:table-cell table:formula="of:=([.K29]+[.E29])/[.B29]" office:value-type="float" office:value="14.6609947643979" calcext:value-type="float">
            <text:p>14,6609947644</text:p>
          </table:table-cell>
          <table:table-cell table:formula="of:=([.L29]+[.E29])/[.B29]" office:value-type="float" office:value="14.1746073298429" calcext:value-type="float">
            <text:p>14,1746073298</text:p>
          </table:table-cell>
          <table:table-cell table:formula="of:=([.M29]+[.E29])/[.B29]" office:value-type="float" office:value="17.4206806282722" calcext:value-type="float">
            <text:p>17,4206806283</text:p>
          </table:table-cell>
          <table:table-cell table:formula="of:=([.N29]+[.E29])/[.B29]" office:value-type="float" office:value="14.1746073298429" calcext:value-type="float">
            <text:p>14,174607329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1.8019371727749" calcext:value-type="float">
            <text:p>11,8019371728</text:p>
          </table:table-cell>
          <table:table-cell table:formula="of:=[.E30]/[.B30]" office:value-type="float" office:value="12.2856544502618" calcext:value-type="float">
            <text:p>12,2856544503</text:p>
          </table:table-cell>
          <table:table-cell/>
          <table:table-cell table:formula="of:=([.G30]+[.E30])/[.B30]" office:value-type="float" office:value="53.7725654450262" calcext:value-type="float">
            <text:p>53,772565445</text:p>
          </table:table-cell>
          <table:table-cell table:formula="of:=([.H30]+[.E30])/[.B30]" office:value-type="float" office:value="13.8887958115183" calcext:value-type="float">
            <text:p>13,8887958115</text:p>
          </table:table-cell>
          <table:table-cell table:formula="of:=([.I30]+[.E30])/[.B30]" office:value-type="float" office:value="12.9086910994764" calcext:value-type="float">
            <text:p>12,9086910995</text:p>
          </table:table-cell>
          <table:table-cell table:formula="of:=([.J30]+[.E30])/[.B30]" office:value-type="float" office:value="12.6380104712042" calcext:value-type="float">
            <text:p>12,6380104712</text:p>
          </table:table-cell>
          <table:table-cell table:formula="of:=([.K30]+[.E30])/[.B30]" office:value-type="float" office:value="12.2856544502618" calcext:value-type="float">
            <text:p>12,2856544503</text:p>
          </table:table-cell>
          <table:table-cell table:formula="of:=([.L30]+[.E30])/[.B30]" office:value-type="float" office:value="12.2856544502618" calcext:value-type="float">
            <text:p>12,2856544503</text:p>
          </table:table-cell>
          <table:table-cell table:formula="of:=([.M30]+[.E30])/[.B30]" office:value-type="float" office:value="12.2898429319372" calcext:value-type="float">
            <text:p>12,2898429319</text:p>
          </table:table-cell>
          <table:table-cell table:formula="of:=([.N30]+[.E30])/[.B30]" office:value-type="float" office:value="12.2961256544503" calcext:value-type="float">
            <text:p>12,296125654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13.2056020942408" calcext:value-type="float">
            <text:p>13,2056020942</text:p>
          </table:table-cell>
          <table:table-cell table:formula="of:=[.E31]/[.B31]" office:value-type="float" office:value="13.3327748691099" calcext:value-type="float">
            <text:p>13,3327748691</text:p>
          </table:table-cell>
          <table:table-cell/>
          <table:table-cell table:formula="of:=([.G31]+[.E31])/[.B31]" office:value-type="float" office:value="24.2793717277487" calcext:value-type="float">
            <text:p>24,2793717277</text:p>
          </table:table-cell>
          <table:table-cell table:formula="of:=([.H31]+[.E31])/[.B31]" office:value-type="float" office:value="13.4364397905759" calcext:value-type="float">
            <text:p>13,4364397906</text:p>
          </table:table-cell>
          <table:table-cell table:formula="of:=([.I31]+[.E31])/[.B31]" office:value-type="float" office:value="13.3338219895288" calcext:value-type="float">
            <text:p>13,3338219895</text:p>
          </table:table-cell>
          <table:table-cell table:formula="of:=([.J31]+[.E31])/[.B31]" office:value-type="float" office:value="13.3364397905759" calcext:value-type="float">
            <text:p>13,3364397906</text:p>
          </table:table-cell>
          <table:table-cell table:formula="of:=([.K31]+[.E31])/[.B31]" office:value-type="float" office:value="13.4416753926702" calcext:value-type="float">
            <text:p>13,4416753927</text:p>
          </table:table-cell>
          <table:table-cell table:formula="of:=([.L31]+[.E31])/[.B31]" office:value-type="float" office:value="13.3327748691099" calcext:value-type="float">
            <text:p>13,3327748691</text:p>
          </table:table-cell>
          <table:table-cell table:formula="of:=([.M31]+[.E31])/[.B31]" office:value-type="float" office:value="13.3327748691099" calcext:value-type="float">
            <text:p>13,3327748691</text:p>
          </table:table-cell>
          <table:table-cell table:formula="of:=([.N31]+[.E31])/[.B31]" office:value-type="float" office:value="13.3364397905759" calcext:value-type="float">
            <text:p>13,336439790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/>
          <table:table-cell table:formula="of:=([.G32]+[.E32])/[.B32]" office:value-type="float" office:value="19.7903141361257" calcext:value-type="float">
            <text:p>19,7903141361</text:p>
          </table:table-cell>
          <table:table-cell table:formula="of:=([.H32]+[.E32])/[.B32]" office:value-type="float" office:value="19.7903141361257" calcext:value-type="float">
            <text:p>19,7903141361</text:p>
          </table:table-cell>
          <table:table-cell table:formula="of:=([.I32]+[.E32])/[.B32]" office:value-type="float" office:value="11.9034031413613" calcext:value-type="float">
            <text:p>11,9034031414</text:p>
          </table:table-cell>
          <table:table-cell table:formula="of:=([.J32]+[.E32])/[.B32]" office:value-type="float" office:value="12.2913612565445" calcext:value-type="float">
            <text:p>12,2913612565</text:p>
          </table:table-cell>
          <table:table-cell table:formula="of:=([.K32]+[.E32])/[.B32]" office:value-type="float" office:value="11.8950261780105" calcext:value-type="float">
            <text:p>11,895026178</text:p>
          </table:table-cell>
          <table:table-cell table:formula="of:=([.L32]+[.E32])/[.B32]" office:value-type="float" office:value="11.9034031413613" calcext:value-type="float">
            <text:p>11,9034031414</text:p>
          </table:table-cell>
          <table:table-cell table:formula="of:=([.M32]+[.E32])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sc 3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4.615" calcext:value-type="float">
            <text:p>4,615</text:p>
          </table:table-cell>
          <table:table-cell table:formula="of:=[.E34]/[.B34]" office:value-type="float" office:value="4.60400520833333" calcext:value-type="float">
            <text:p>4,6040052083</text:p>
          </table:table-cell>
          <table:table-cell/>
          <table:table-cell table:formula="of:=([.G34]+[.E34])/[.B34]" office:value-type="float" office:value="27.639421875" calcext:value-type="float">
            <text:p>27,639421875</text:p>
          </table:table-cell>
          <table:table-cell table:formula="of:=([.H34]+[.E34])/[.B34]" office:value-type="float" office:value="13.2540052083333" calcext:value-type="float">
            <text:p>13,2540052083</text:p>
          </table:table-cell>
          <table:table-cell table:formula="of:=([.I34]+[.E34])/[.B34]" office:value-type="float" office:value="9.53213020833333" calcext:value-type="float">
            <text:p>9,5321302083</text:p>
          </table:table-cell>
          <table:table-cell table:formula="of:=([.J34]+[.E34])/[.B34]" office:value-type="float" office:value="4.90556770833333" calcext:value-type="float">
            <text:p>4,9055677083</text:p>
          </table:table-cell>
          <table:table-cell table:formula="of:=([.K34]+[.E34])/[.B34]" office:value-type="float" office:value="4.60400520833333" calcext:value-type="float">
            <text:p>4,6040052083</text:p>
          </table:table-cell>
          <table:table-cell table:formula="of:=([.L34]+[.E34])/[.B34]" office:value-type="float" office:value="4.90556770833333" calcext:value-type="float">
            <text:p>4,9055677083</text:p>
          </table:table-cell>
          <table:table-cell table:formula="of:=([.M34]+[.E34])/[.B34]" office:value-type="float" office:value="4.60400520833333" calcext:value-type="float">
            <text:p>4,6040052083</text:p>
          </table:table-cell>
          <table:table-cell table:formula="of:=([.N34]+[.E34])/[.B34]" office:value-type="float" office:value="4.60400520833333" calcext:value-type="float">
            <text:p>4,604005208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sc 3</text:p>
          </table:table-cell>
          <table:table-cell table:formula="of:=[.B35]/[.B35]" office:value-type="float" office:value="1" calcext:value-type="float">
            <text:p>1</text:p>
          </table:table-cell>
          <table:table-cell/>
          <table:table-cell table:formula="of:=[.D35]/[.B35]" office:value-type="float" office:value="4.44160416666667" calcext:value-type="float">
            <text:p>4,4416041667</text:p>
          </table:table-cell>
          <table:table-cell table:formula="of:=[.E35]/[.B35]" office:value-type="float" office:value="4.50044791666667" calcext:value-type="float">
            <text:p>4,5004479167</text:p>
          </table:table-cell>
          <table:table-cell/>
          <table:table-cell table:formula="of:=([.G35]+[.E35])/[.B35]" office:value-type="float" office:value="11.0270104166667" calcext:value-type="float">
            <text:p>11,0270104167</text:p>
          </table:table-cell>
          <table:table-cell table:formula="of:=([.H35]+[.E35])/[.B35]" office:value-type="float" office:value="6.06503125" calcext:value-type="float">
            <text:p>6,06503125</text:p>
          </table:table-cell>
          <table:table-cell table:formula="of:=([.I35]+[.E35])/[.B35]" office:value-type="float" office:value="4.50044791666667" calcext:value-type="float">
            <text:p>4,5004479167</text:p>
          </table:table-cell>
          <table:table-cell table:formula="of:=([.J35]+[.E35])/[.B35]" office:value-type="float" office:value="4.50044791666667" calcext:value-type="float">
            <text:p>4,5004479167</text:p>
          </table:table-cell>
          <table:table-cell table:formula="of:=([.K35]+[.E35])/[.B35]" office:value-type="float" office:value="4.50044791666667" calcext:value-type="float">
            <text:p>4,5004479167</text:p>
          </table:table-cell>
          <table:table-cell table:formula="of:=([.L35]+[.E35])/[.B35]" office:value-type="float" office:value="4.50044791666667" calcext:value-type="float">
            <text:p>4,5004479167</text:p>
          </table:table-cell>
          <table:table-cell table:formula="of:=([.M35]+[.E35])/[.B35]" office:value-type="float" office:value="4.50044791666667" calcext:value-type="float">
            <text:p>4,5004479167</text:p>
          </table:table-cell>
          <table:table-cell table:formula="of:=([.N35]+[.E35])/[.B35]" office:value-type="float" office:value="4.50044791666667" calcext:value-type="float">
            <text:p>4,5004479167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sc 3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4.52705729166667" calcext:value-type="float">
            <text:p>4,5270572917</text:p>
          </table:table-cell>
          <table:table-cell table:formula="of:=[.E36]/[.B36]" office:value-type="float" office:value="4.73053125" calcext:value-type="float">
            <text:p>4,73053125</text:p>
          </table:table-cell>
          <table:table-cell/>
          <table:table-cell table:formula="of:=([.G36]+[.E36])/[.B36]" office:value-type="float" office:value="9.90709375" calcext:value-type="float">
            <text:p>9,90709375</text:p>
          </table:table-cell>
          <table:table-cell table:formula="of:=([.H36]+[.E36])/[.B36]" office:value-type="float" office:value="5.69980208333333" calcext:value-type="float">
            <text:p>5,6998020833</text:p>
          </table:table-cell>
          <table:table-cell table:formula="of:=([.I36]+[.E36])/[.B36]" office:value-type="float" office:value="5.69980208333333" calcext:value-type="float">
            <text:p>5,6998020833</text:p>
          </table:table-cell>
          <table:table-cell table:formula="of:=([.J36]+[.E36])/[.B36]" office:value-type="float" office:value="4.73053125" calcext:value-type="float">
            <text:p>4,73053125</text:p>
          </table:table-cell>
          <table:table-cell table:formula="of:=([.K36]+[.E36])/[.B36]" office:value-type="float" office:value="4.73053125" calcext:value-type="float">
            <text:p>4,73053125</text:p>
          </table:table-cell>
          <table:table-cell table:formula="of:=([.L36]+[.E36])/[.B36]" office:value-type="float" office:value="5.69980208333333" calcext:value-type="float">
            <text:p>5,6998020833</text:p>
          </table:table-cell>
          <table:table-cell table:formula="of:=([.M36]+[.E36])/[.B36]" office:value-type="float" office:value="4.73053125" calcext:value-type="float">
            <text:p>4,73053125</text:p>
          </table:table-cell>
          <table:table-cell table:formula="of:=([.N36]+[.E36])/[.B36]" office:value-type="float" office:value="4.73053125" calcext:value-type="float">
            <text:p>4,73053125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sc 3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/>
          <table:table-cell table:formula="of:=([.G37]+[.E37])/[.B37]" office:value-type="float" office:value="4.44518229166667" calcext:value-type="float">
            <text:p>4,4451822917</text:p>
          </table:table-cell>
          <table:table-cell table:formula="of:=([.H37]+[.E37])/[.B37]" office:value-type="float" office:value="4.42591145833333" calcext:value-type="float">
            <text:p>4,4259114583</text:p>
          </table:table-cell>
          <table:table-cell table:formula="of:=([.I37]+[.E37])/[.B37]" office:value-type="float" office:value="4.425390625" calcext:value-type="float">
            <text:p>4,425390625</text:p>
          </table:table-cell>
          <table:table-cell table:formula="of:=([.J37]+[.E37])/[.B37]" office:value-type="float" office:value="4.425390625" calcext:value-type="float">
            <text:p>4,425390625</text:p>
          </table:table-cell>
          <table:table-cell table:formula="of:=([.K37]+[.E37])/[.B37]" office:value-type="float" office:value="4.425390625" calcext:value-type="float">
            <text:p>4,425390625</text:p>
          </table:table-cell>
          <table:table-cell table:formula="of:=([.L37]+[.E37])/[.B37]" office:value-type="float" office:value="4.425390625" calcext:value-type="float">
            <text:p>4,425390625</text:p>
          </table:table-cell>
          <table:table-cell table:formula="of:=([.M37]+[.E37])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Hanoi 24 print for delay 16b no sc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.87433157894737" calcext:value-type="float">
            <text:p>1,8743315789</text:p>
          </table:table-cell>
          <table:table-cell table:formula="of:=[.E39]/[.B39]" office:value-type="float" office:value="1.85040526315789" calcext:value-type="float">
            <text:p>1,8504052632</text:p>
          </table:table-cell>
          <table:table-cell/>
          <table:table-cell table:formula="of:=([.G39]+[.E39])/[.B39]" office:value-type="float" office:value="16.4935631578947" calcext:value-type="float">
            <text:p>16,4935631579</text:p>
          </table:table-cell>
          <table:table-cell table:formula="of:=([.H39]+[.E39])/[.B39]" office:value-type="float" office:value="5.91777368421053" calcext:value-type="float">
            <text:p>5,9177736842</text:p>
          </table:table-cell>
          <table:table-cell table:formula="of:=([.I39]+[.E39])/[.B39]" office:value-type="float" office:value="1.85040526315789" calcext:value-type="float">
            <text:p>1,8504052632</text:p>
          </table:table-cell>
          <table:table-cell table:formula="of:=([.J39]+[.E39])/[.B39]" office:value-type="float" office:value="2.46040526315789" calcext:value-type="float">
            <text:p>2,4604052632</text:p>
          </table:table-cell>
          <table:table-cell table:formula="of:=([.K39]+[.E39])/[.B39]" office:value-type="float" office:value="1.85040526315789" calcext:value-type="float">
            <text:p>1,8504052632</text:p>
          </table:table-cell>
          <table:table-cell table:formula="of:=([.L39]+[.E39])/[.B39]" office:value-type="float" office:value="1.85040526315789" calcext:value-type="float">
            <text:p>1,8504052632</text:p>
          </table:table-cell>
          <table:table-cell table:formula="of:=([.M39]+[.E39])/[.B39]" office:value-type="float" office:value="1.85040526315789" calcext:value-type="float">
            <text:p>1,8504052632</text:p>
          </table:table-cell>
          <table:table-cell table:formula="of:=([.N39]+[.E39])/[.B39]" office:value-type="float" office:value="1.85040526315789" calcext:value-type="float">
            <text:p>1,8504052632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32b no sc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.75483157894737" calcext:value-type="float">
            <text:p>1,7548315789</text:p>
          </table:table-cell>
          <table:table-cell table:formula="of:=[.E40]/[.B40]" office:value-type="float" office:value="1.75692631578947" calcext:value-type="float">
            <text:p>1,7569263158</text:p>
          </table:table-cell>
          <table:table-cell/>
          <table:table-cell table:formula="of:=([.G40]+[.E40])/[.B40]" office:value-type="float" office:value="4.93955789473684" calcext:value-type="float">
            <text:p>4,9395578947</text:p>
          </table:table-cell>
          <table:table-cell table:formula="of:=([.H40]+[.E40])/[.B40]" office:value-type="float" office:value="1.75692631578947" calcext:value-type="float">
            <text:p>1,7569263158</text:p>
          </table:table-cell>
          <table:table-cell table:formula="of:=([.I40]+[.E40])/[.B40]" office:value-type="float" office:value="1.75692631578947" calcext:value-type="float">
            <text:p>1,7569263158</text:p>
          </table:table-cell>
          <table:table-cell table:formula="of:=([.J40]+[.E40])/[.B40]" office:value-type="float" office:value="1.75692631578947" calcext:value-type="float">
            <text:p>1,7569263158</text:p>
          </table:table-cell>
          <table:table-cell table:formula="of:=([.K40]+[.E40])/[.B40]" office:value-type="float" office:value="1.75692631578947" calcext:value-type="float">
            <text:p>1,7569263158</text:p>
          </table:table-cell>
          <table:table-cell table:formula="of:=([.L40]+[.E40])/[.B40]" office:value-type="float" office:value="1.75692631578947" calcext:value-type="float">
            <text:p>1,7569263158</text:p>
          </table:table-cell>
          <table:table-cell table:formula="of:=([.M40]+[.E40])/[.B40]" office:value-type="float" office:value="1.75692631578947" calcext:value-type="float">
            <text:p>1,7569263158</text:p>
          </table:table-cell>
          <table:table-cell table:formula="of:=([.N40]+[.E40])/[.B40]" office:value-type="float" office:value="1.75692631578947" calcext:value-type="float">
            <text:p>1,756926315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48b no sc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.8025" calcext:value-type="float">
            <text:p>1,8025</text:p>
          </table:table-cell>
          <table:table-cell table:formula="of:=[.E41]/[.B41]" office:value-type="float" office:value="1.82531052631579" calcext:value-type="float">
            <text:p>1,8253105263</text:p>
          </table:table-cell>
          <table:table-cell/>
          <table:table-cell table:formula="of:=([.G41]+[.E41])/[.B41]" office:value-type="float" office:value="1.82531052631579" calcext:value-type="float">
            <text:p>1,8253105263</text:p>
          </table:table-cell>
          <table:table-cell table:formula="of:=([.H41]+[.E41])/[.B41]" office:value-type="float" office:value="1.82531052631579" calcext:value-type="float">
            <text:p>1,8253105263</text:p>
          </table:table-cell>
          <table:table-cell table:formula="of:=([.I41]+[.E41])/[.B41]" office:value-type="float" office:value="1.82531052631579" calcext:value-type="float">
            <text:p>1,8253105263</text:p>
          </table:table-cell>
          <table:table-cell table:formula="of:=([.J41]+[.E41])/[.B41]" office:value-type="float" office:value="1.82531052631579" calcext:value-type="float">
            <text:p>1,8253105263</text:p>
          </table:table-cell>
          <table:table-cell table:formula="of:=([.K41]+[.E41])/[.B41]" office:value-type="float" office:value="1.82531052631579" calcext:value-type="float">
            <text:p>1,8253105263</text:p>
          </table:table-cell>
          <table:table-cell table:formula="of:=([.L41]+[.E41])/[.B41]" office:value-type="float" office:value="1.82531052631579" calcext:value-type="float">
            <text:p>1,8253105263</text:p>
          </table:table-cell>
          <table:table-cell table:formula="of:=([.M41]+[.E41])/[.B41]" office:value-type="float" office:value="1.82531052631579" calcext:value-type="float">
            <text:p>1,8253105263</text:p>
          </table:table-cell>
          <table:table-cell table:formula="of:=([.N41]+[.E41])/[.B41]" office:value-type="float" office:value="1.82531052631579" calcext:value-type="float">
            <text:p>1,825310526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anoi 24 print for delay 64b no sc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/>
          <table:table-cell table:formula="of:=([.G42]+[.E42])/[.B42]" office:value-type="float" office:value="1.68325789473684" calcext:value-type="float">
            <text:p>1,6832578947</text:p>
          </table:table-cell>
          <table:table-cell table:formula="of:=([.H42]+[.E42])/[.B42]" office:value-type="float" office:value="1.68325789473684" calcext:value-type="float">
            <text:p>1,6832578947</text:p>
          </table:table-cell>
          <table:table-cell table:formula="of:=([.I42]+[.E42])/[.B42]" office:value-type="float" office:value="1.68325789473684" calcext:value-type="float">
            <text:p>1,6832578947</text:p>
          </table:table-cell>
          <table:table-cell table:formula="of:=([.J42]+[.E42])/[.B42]" office:value-type="float" office:value="1.68325789473684" calcext:value-type="float">
            <text:p>1,6832578947</text:p>
          </table:table-cell>
          <table:table-cell table:formula="of:=([.K42]+[.E42])/[.B42]" office:value-type="float" office:value="1.68325789473684" calcext:value-type="float">
            <text:p>1,6832578947</text:p>
          </table:table-cell>
          <table:table-cell table:formula="of:=([.L42]+[.E42])/[.B42]" office:value-type="float" office:value="1.68325789473684" calcext:value-type="float">
            <text:p>1,6832578947</text:p>
          </table:table-cell>
          <table:table-cell table:formula="of:=([.M42]+[.E42])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number-columns-repeated="1010"/>
        </table:table-row>
        <table:table-row table:style-name="ro3" table:number-rows-repeated="27">
          <table:table-cell table:number-columns-repeated="1024"/>
        </table:table-row>
        <table:table-row table:style-name="ro3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Cache 2 way assoc, 50 data 5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2 way assoc, 250 data 250 code</text:p>
          </table:table-cell>
          <table:table-cell table:style-name="ce2" office:value-type="string" calcext:value-type="string">
            <text:p>Cache 2 way assoc, 300 data 300 code</text:p>
          </table:table-cell>
          <table:table-cell table:style-name="ce2" office:value-type="string" calcext:value-type="string">
            <text:p>Cache 2 way assoc, 350 data 350 code</text:p>
          </table:table-cell>
          <table:table-cell table:style-name="ce2" office:value-type="string" calcext:value-type="string">
            <text:p>Cache 2 way assoc, 400 data 400 code</text:p>
          </table:table-cell>
          <table:table-cell table:style-name="ce2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 w.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 w.c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w.c.</text:p>
          </table:table-cell>
          <table:table-cell table:number-columns-repeated="1023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1">
        <table:shapes>
          <draw:frame draw:z-index="0" draw:style-name="gr1" draw:text-style-name="P1" svg:width="212.64mm" svg:height="108.02mm" svg:x="150.19mm" svg:y="388.4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2.64mm" svg:height="108.02mm" svg:x="466.01mm" svg:y="390.3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4.38mm" svg:height="145.03mm" svg:x="191.14mm" svg:y="518.52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4.38mm" svg:height="145.03mm" svg:x="454.17mm" svg:y="518.5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4.38mm" svg:height="145.03mm" svg:x="728.13mm" svg:y="518.5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4.38mm" svg:height="145.03mm" svg:x="1001.18mm" svg:y="518.5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12.26mm" svg:height="130.66mm" svg:x="454.49mm" svg:y="686.81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12.26mm" svg:height="130.66mm" svg:x="454.19mm" svg:y="844.2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212.26mm" svg:height="130.66mm" svg:x="454.19mm" svg:y="1002.21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212.26mm" svg:height="130.66mm" svg:x="455.1mm" svg:y="1156.01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draw:text-style-name="P1" svg:width="188.05mm" svg:height="121.38mm" svg:x="197.15mm" svg:y="672.01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office:value-type="string" calcext:value-type="string">
            <text:p>we do everything</text:p>
          </table:table-cell>
          <table:table-cell table:number-columns-repeated="5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1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1"/>
        </table:table-row>
        <table:table-row table:style-name="ro3" table:number-rows-repeated="50">
          <table:table-cell table:number-columns-repeated="1019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18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07:19:55.706960578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.845750761</meta:creation-date>
    <meta:generator>LibreOffice/5.1.6.2$Linux_X86_64 LibreOffice_project/10m0$Build-2</meta:generator>
    <dc:date>2018-05-09T07:31:41.622787438</dc:date>
    <meta:editing-duration>PT2H22M38S</meta:editing-duration>
    <meta:editing-cycles>23</meta:editing-cycles>
    <meta:document-statistic meta:table-count="2" meta:cell-count="1079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32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3:may_2018_benchmarks.O53 may_2018_benchmarks.F58:may_2018_benchmarks.O58 may_2018_benchmarks.F63:may_2018_benchmarks.O63 may_2018_benchmarks.F68:may_2018_benchmarks.N68 may_2018_benchmarks.F78:may_2018_benchmarks.O78 may_2018_benchmarks.F73:may_2018_benchmarks.O73 may_2018_benchmarks.F88:may_2018_benchmarks.O88 may_2018_benchmarks.F83:may_2018_benchmarks.O83" chart:data-source-has-labels="both" svg:x="1.671cm" svg:y="1.443cm" svg:width="10.099cm" svg:height="6.396cm">
          <chartooo:coordinate-region svg:x="2.478cm" svg:y="1.643cm" svg:width="9.292cm" svg:height="5.549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3:may_2018_benchmarks.O53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58:may_2018_benchmarks.O58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3:may_2018_benchmarks.O63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68:may_2018_benchmarks.N68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78:may_2018_benchmarks.O78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3:may_2018_benchmarks.O73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88:may_2018_benchmarks.O88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3:may_2018_benchmarks.O83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3:may_2018_benchmarks.O53</svg:desc>
                </draw:g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8:may_2018_benchmarks.O58</svg:desc>
                </draw:g>
              </table:table-cell>
              <table:table-cell office:value-type="float" office:value="147.945488721805">
                <text:p>147.945488721805</text:p>
              </table:table-cell>
              <table:table-cell office:value-type="float" office:value="70.4545112781955">
                <text:p>70.4545112781955</text:p>
              </table:table-cell>
              <table:table-cell office:value-type="float" office:value="41.5537593984962">
                <text:p>41.5537593984962</text:p>
              </table:table-cell>
              <table:table-cell office:value-type="float" office:value="34.8011278195489">
                <text:p>34.8011278195489</text:p>
              </table:table-cell>
              <table:table-cell office:value-type="float" office:value="27.7387218045113">
                <text:p>27.7387218045113</text:p>
              </table:table-cell>
              <table:table-cell office:value-type="float" office:value="26.8672932330827">
                <text:p>26.8672932330827</text:p>
              </table:table-cell>
              <table:table-cell office:value-type="float" office:value="23.5710526315789">
                <text:p>23.5710526315789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3:may_2018_benchmarks.O63</svg:desc>
                </draw:g>
              </table:table-cell>
              <table:table-cell office:value-type="float" office:value="181.17802919708">
                <text:p>181.17802919708</text:p>
              </table:table-cell>
              <table:table-cell office:value-type="float" office:value="112.784598540146">
                <text:p>112.784598540146</text:p>
              </table:table-cell>
              <table:table-cell office:value-type="float" office:value="62.1393430656934">
                <text:p>62.1393430656934</text:p>
              </table:table-cell>
              <table:table-cell office:value-type="float" office:value="49.7152554744526">
                <text:p>49.7152554744526</text:p>
              </table:table-cell>
              <table:table-cell office:value-type="float" office:value="42.0116058394161">
                <text:p>42.0116058394161</text:p>
              </table:table-cell>
              <table:table-cell office:value-type="float" office:value="35.8765693430657">
                <text:p>35.8765693430657</text:p>
              </table:table-cell>
              <table:table-cell office:value-type="float" office:value="34.9502919708029">
                <text:p>34.9502919708029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8:may_2018_benchmarks.N68</svg:desc>
                </draw:g>
              </table:table-cell>
              <table:table-cell office:value-type="float" office:value="31.5252307692308">
                <text:p>31.5252307692308</text:p>
              </table:table-cell>
              <table:table-cell office:value-type="float" office:value="28.5539487179487">
                <text:p>28.5539487179487</text:p>
              </table:table-cell>
              <table:table-cell office:value-type="float" office:value="28.0236923076923">
                <text:p>28.0236923076923</text:p>
              </table:table-cell>
              <table:table-cell office:value-type="float" office:value="27.6708717948718">
                <text:p>27.6708717948718</text:p>
              </table:table-cell>
              <table:table-cell office:value-type="float" office:value="27.6134358974359">
                <text:p>27.6134358974359</text:p>
              </table:table-cell>
              <table:table-cell office:value-type="float" office:value="27.5113846153846">
                <text:p>27.5113846153846</text:p>
              </table:table-cell>
              <table:table-cell office:value-type="float" office:value="27.4713846153846">
                <text:p>27.4713846153846</text:p>
              </table:table-cell>
              <table:table-cell office:value-type="float" office:value="27.3980512820513">
                <text:p>27.3980512820513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8:may_2018_benchmarks.O78</svg:desc>
                </draw:g>
              </table:table-cell>
              <table:table-cell office:value-type="float" office:value="53.7725654450262">
                <text:p>53.7725654450262</text:p>
              </table:table-cell>
              <table:table-cell office:value-type="float" office:value="13.8887958115183">
                <text:p>13.8887958115183</text:p>
              </table:table-cell>
              <table:table-cell office:value-type="float" office:value="12.9086910994764">
                <text:p>12.9086910994764</text:p>
              </table:table-cell>
              <table:table-cell office:value-type="float" office:value="12.6380104712042">
                <text:p>12.6380104712042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98429319372">
                <text:p>12.2898429319372</text:p>
              </table:table-cell>
              <table:table-cell office:value-type="float" office:value="12.2961256544503">
                <text:p>12.2961256544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3:may_2018_benchmarks.O73</svg:desc>
                </draw:g>
              </table:table-cell>
              <table:table-cell office:value-type="float" office:value="71.3430927835052">
                <text:p>71.3430927835052</text:p>
              </table:table-cell>
              <table:table-cell office:value-type="float" office:value="31.4879381443299">
                <text:p>31.4879381443299</text:p>
              </table:table-cell>
              <table:table-cell office:value-type="float" office:value="16.8240206185567">
                <text:p>16.8240206185567</text:p>
              </table:table-cell>
              <table:table-cell office:value-type="float" office:value="17.269381443299">
                <text:p>17.269381443299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34020618557">
                <text:p>16.8034020618557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8:may_2018_benchmarks.O88</svg:desc>
                </draw:g>
              </table:table-cell>
              <table:table-cell office:value-type="float" office:value="4.93955789473684">
                <text:p>4.93955789473684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3:may_2018_benchmarks.O83</svg:desc>
                </draw:g>
              </table:table-cell>
              <table:table-cell office:value-type="float" office:value="11.0270104166667">
                <text:p>11.0270104166667</text:p>
              </table:table-cell>
              <table:table-cell office:value-type="float" office:value="6.06503125">
                <text:p>6.06503125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48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4:may_2018_benchmarks.O54 may_2018_benchmarks.F59:may_2018_benchmarks.O59 may_2018_benchmarks.F64:may_2018_benchmarks.O64 may_2018_benchmarks.F69:may_2018_benchmarks.N69 may_2018_benchmarks.F79:may_2018_benchmarks.O79 may_2018_benchmarks.F74:may_2018_benchmarks.O74 may_2018_benchmarks.F89:may_2018_benchmarks.O89 may_2018_benchmarks.F84:may_2018_benchmarks.O84" chart:data-source-has-labels="both" svg:x="1.671cm" svg:y="1.443cm" svg:width="10.099cm" svg:height="6.396cm">
          <chartooo:coordinate-region svg:x="2.478cm" svg:y="1.643cm" svg:width="9.292cm" svg:height="5.549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4:may_2018_benchmarks.O54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59:may_2018_benchmarks.O59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4:may_2018_benchmarks.O64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69:may_2018_benchmarks.N69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79:may_2018_benchmarks.O79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4:may_2018_benchmarks.O74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89:may_2018_benchmarks.O89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4:may_2018_benchmarks.O84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4:may_2018_benchmarks.O54</svg:desc>
                </draw:g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9:may_2018_benchmarks.O59</svg:desc>
                </draw:g>
              </table:table-cell>
              <table:table-cell office:value-type="float" office:value="94.6551127819549">
                <text:p>94.6551127819549</text:p>
              </table:table-cell>
              <table:table-cell office:value-type="float" office:value="51.6310526315789">
                <text:p>51.6310526315789</text:p>
              </table:table-cell>
              <table:table-cell office:value-type="float" office:value="34.21">
                <text:p>34.21</text:p>
              </table:table-cell>
              <table:table-cell office:value-type="float" office:value="32.1701503759398">
                <text:p>32.1701503759398</text:p>
              </table:table-cell>
              <table:table-cell office:value-type="float" office:value="27.591954887218">
                <text:p>27.591954887218</text:p>
              </table:table-cell>
              <table:table-cell office:value-type="float" office:value="24.6303007518797">
                <text:p>24.6303007518797</text:p>
              </table:table-cell>
              <table:table-cell office:value-type="float" office:value="24.9739097744361">
                <text:p>24.9739097744361</text:p>
              </table:table-cell>
              <table:table-cell office:value-type="float" office:value="23.6912030075188">
                <text:p>23.691203007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4:may_2018_benchmarks.O64</svg:desc>
                </draw:g>
              </table:table-cell>
              <table:table-cell office:value-type="float" office:value="130.239270072993">
                <text:p>130.239270072993</text:p>
              </table:table-cell>
              <table:table-cell office:value-type="float" office:value="72.1896350364963">
                <text:p>72.1896350364963</text:p>
              </table:table-cell>
              <table:table-cell office:value-type="float" office:value="52.6297810218978">
                <text:p>52.6297810218978</text:p>
              </table:table-cell>
              <table:table-cell office:value-type="float" office:value="44.3290510948905">
                <text:p>44.3290510948905</text:p>
              </table:table-cell>
              <table:table-cell office:value-type="float" office:value="41.1465693430657">
                <text:p>41.1465693430657</text:p>
              </table:table-cell>
              <table:table-cell office:value-type="float" office:value="37.954598540146">
                <text:p>37.954598540146</text:p>
              </table:table-cell>
              <table:table-cell office:value-type="float" office:value="35.2896350364963">
                <text:p>35.2896350364963</text:p>
              </table:table-cell>
              <table:table-cell office:value-type="float" office:value="33.6305109489051">
                <text:p>33.630510948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9:may_2018_benchmarks.N69</svg:desc>
                </draw:g>
              </table:table-cell>
              <table:table-cell office:value-type="float" office:value="43.3486666666667">
                <text:p>43.3486666666667</text:p>
              </table:table-cell>
              <table:table-cell office:value-type="float" office:value="34.1902051282051">
                <text:p>34.1902051282051</text:p>
              </table:table-cell>
              <table:table-cell office:value-type="float" office:value="33.6440512820513">
                <text:p>33.6440512820513</text:p>
              </table:table-cell>
              <table:table-cell office:value-type="float" office:value="33.3122564102564">
                <text:p>33.3122564102564</text:p>
              </table:table-cell>
              <table:table-cell office:value-type="float" office:value="33.2727692307692">
                <text:p>33.2727692307692</text:p>
              </table:table-cell>
              <table:table-cell office:value-type="float" office:value="33.1045641025641">
                <text:p>33.1045641025641</text:p>
              </table:table-cell>
              <table:table-cell office:value-type="float" office:value="33.1327692307692">
                <text:p>33.1327692307692</text:p>
              </table:table-cell>
              <table:table-cell office:value-type="float" office:value="32.9481538461538">
                <text:p>32.9481538461538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9:may_2018_benchmarks.O79</svg:desc>
                </draw:g>
              </table:table-cell>
              <table:table-cell office:value-type="float" office:value="24.2793717277487">
                <text:p>24.2793717277487</text:p>
              </table:table-cell>
              <table:table-cell office:value-type="float" office:value="13.4364397905759">
                <text:p>13.4364397905759</text:p>
              </table:table-cell>
              <table:table-cell office:value-type="float" office:value="13.3338219895288">
                <text:p>13.3338219895288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13.4416753926702">
                <text:p>13.4416753926702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4:may_2018_benchmarks.O74</svg:desc>
                </draw:g>
              </table:table-cell>
              <table:table-cell office:value-type="float" office:value="49.2428350515464">
                <text:p>49.2428350515464</text:p>
              </table:table-cell>
              <table:table-cell office:value-type="float" office:value="22.6557216494845">
                <text:p>22.6557216494845</text:p>
              </table:table-cell>
              <table:table-cell office:value-type="float" office:value="20.5959278350515">
                <text:p>20.5959278350515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18.0490206185567">
                <text:p>18.049020618556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9:may_2018_benchmarks.O89</svg:desc>
                </draw:g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4:may_2018_benchmarks.O84</svg:desc>
                </draw:g>
              </table:table-cell>
              <table:table-cell office:value-type="float" office:value="9.90709375">
                <text:p>9.9070937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64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5:may_2018_benchmarks.O55 may_2018_benchmarks.F60:may_2018_benchmarks.O60 may_2018_benchmarks.F65:may_2018_benchmarks.O65 may_2018_benchmarks.F70:may_2018_benchmarks.N70 may_2018_benchmarks.F80:may_2018_benchmarks.O80 may_2018_benchmarks.F75:may_2018_benchmarks.O75 may_2018_benchmarks.F90:may_2018_benchmarks.O90 may_2018_benchmarks.F85:may_2018_benchmarks.O85" chart:data-source-has-labels="both" svg:x="1.671cm" svg:y="1.443cm" svg:width="10.099cm" svg:height="6.396cm">
          <chartooo:coordinate-region svg:x="2.478cm" svg:y="1.642cm" svg:width="9.292cm" svg:height="5.55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5:may_2018_benchmarks.O55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60:may_2018_benchmarks.O60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5:may_2018_benchmarks.O65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70:may_2018_benchmarks.N70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80:may_2018_benchmarks.O80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5:may_2018_benchmarks.O75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90:may_2018_benchmarks.O90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5:may_2018_benchmarks.O85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5:may_2018_benchmarks.O55</svg:desc>
                </draw:g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60:may_2018_benchmarks.O60</svg:desc>
                </draw:g>
              </table:table-cell>
              <table:table-cell office:value-type="float" office:value="76.4369172932331">
                <text:p>76.4369172932331</text:p>
              </table:table-cell>
              <table:table-cell office:value-type="float" office:value="44.9978195488722">
                <text:p>44.9978195488722</text:p>
              </table:table-cell>
              <table:table-cell office:value-type="float" office:value="35.051954887218">
                <text:p>35.051954887218</text:p>
              </table:table-cell>
              <table:table-cell office:value-type="float" office:value="30.2632330827068">
                <text:p>30.2632330827068</text:p>
              </table:table-cell>
              <table:table-cell office:value-type="float" office:value="31.5812781954887">
                <text:p>31.5812781954887</text:p>
              </table:table-cell>
              <table:table-cell office:value-type="float" office:value="24.5775187969925">
                <text:p>24.5775187969925</text:p>
              </table:table-cell>
              <table:table-cell office:value-type="float" office:value="27.2617293233083">
                <text:p>27.2617293233083</text:p>
              </table:table-cell>
              <table:table-cell office:value-type="float" office:value="22.7271428571429">
                <text:p>22.72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5:may_2018_benchmarks.O65</svg:desc>
                </draw:g>
              </table:table-cell>
              <table:table-cell office:value-type="float" office:value="111.807153284672">
                <text:p>111.807153284672</text:p>
              </table:table-cell>
              <table:table-cell office:value-type="float" office:value="63.2509489051095">
                <text:p>63.2509489051095</text:p>
              </table:table-cell>
              <table:table-cell office:value-type="float" office:value="52.0436496350365">
                <text:p>52.0436496350365</text:p>
              </table:table-cell>
              <table:table-cell office:value-type="float" office:value="42.2042335766423">
                <text:p>42.2042335766423</text:p>
              </table:table-cell>
              <table:table-cell office:value-type="float" office:value="42.2502189781022">
                <text:p>42.2502189781022</text:p>
              </table:table-cell>
              <table:table-cell office:value-type="float" office:value="39.0735766423358">
                <text:p>39.0735766423358</text:p>
              </table:table-cell>
              <table:table-cell office:value-type="float" office:value="41.269197080292">
                <text:p>41.269197080292</text:p>
              </table:table-cell>
              <table:table-cell office:value-type="float" office:value="32.8487591240876">
                <text:p>32.848759124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70:may_2018_benchmarks.N70</svg:desc>
                </draw:g>
              </table:table-cell>
              <table:table-cell office:value-type="float" office:value="38.3212307692308">
                <text:p>38.3212307692308</text:p>
              </table:table-cell>
              <table:table-cell office:value-type="float" office:value="36.1248205128205">
                <text:p>36.1248205128205</text:p>
              </table:table-cell>
              <table:table-cell office:value-type="float" office:value="35.5858461538462">
                <text:p>35.5858461538462</text:p>
              </table:table-cell>
              <table:table-cell office:value-type="float" office:value="35.2930256410256">
                <text:p>35.2930256410256</text:p>
              </table:table-cell>
              <table:table-cell office:value-type="float" office:value="35.137641025641">
                <text:p>35.137641025641</text:p>
              </table:table-cell>
              <table:table-cell office:value-type="float" office:value="35.0104615384615">
                <text:p>35.0104615384615</text:p>
              </table:table-cell>
              <table:table-cell office:value-type="float" office:value="34.9735384615385">
                <text:p>34.9735384615385</text:p>
              </table:table-cell>
              <table:table-cell office:value-type="float" office:value="34.8822564102564">
                <text:p>34.8822564102564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80:may_2018_benchmarks.O80</svg:desc>
                </draw:g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2.2913612565445">
                <text:p>12.291361256544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5:may_2018_benchmarks.O75</svg:desc>
                </draw:g>
              </table:table-cell>
              <table:table-cell office:value-type="float" office:value="32.0190206185567">
                <text:p>32.0190206185567</text:p>
              </table:table-cell>
              <table:table-cell office:value-type="float" office:value="23.9989175257732">
                <text:p>23.9989175257732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5886082474227">
                <text:p>16.5886082474227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90:may_2018_benchmarks.O90</svg:desc>
                </draw:g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5:may_2018_benchmarks.O85</svg:desc>
                </draw:g>
              </table:table-cell>
              <table:table-cell office:value-type="float" office:value="4.44518229166667">
                <text:p>4.44518229166667</text:p>
              </table:table-cell>
              <table:table-cell office:value-type="float" office:value="4.42591145833333">
                <text:p>4.42591145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06cm" svg:height="12.139cm" xlink:href="." xlink:type="simple" chart:class="chart:line" chart:style-name="ch1">
        <chart:title svg:x="6.774cm" svg:y="0.378cm" chart:style-name="ch2">
          <text:p>Dijkstra 1400 nodes</text:p>
        </chart:title>
        <chart:legend chart:legend-position="end" svg:x="15.699cm" svg:y="4.509cm" style:legend-expansion="high" chart:style-name="ch3"/>
        <chart:plot-area chart:style-name="ch4" chart:data-source-has-labels="both" svg:x="-0.001cm" svg:y="1.607cm" svg:width="15.07cm" svg:height="9.601cm">
          <chartooo:coordinate-region svg:x="3.872cm" svg:y="1.806cm" svg:width="11.066cm" svg:height="4.887cm"/>
          <chart:axis chart:dimension="x" chart:name="primary-x" chart:style-name="ch5" chartooo:axis-type="auto">
            <chartooo:date-scale/>
            <chart:title svg:x="4.965cm" svg:y="11.239cm" chart:style-name="ch6">
              <text:p>Cache configurations</text:p>
            </chart:title>
            <chart:categories table:cell-range-address="local-table.$B$1:.$N$1"/>
          </chart:axis>
          <chart:axis chart:dimension="y" chart:name="primary-y" chart:style-name="ch7">
            <chart:title svg:x="0.392cm" svg:y="6.80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N$2" chart:label-cell-address="local-table.$A$2" chart:class="chart:line">
            <chart:data-point chart:repeated="13"/>
          </chart:series>
          <chart:series chart:style-name="ch12" chart:values-cell-range-address="local-table.$B$3:.$N$3" chart:label-cell-address="local-table.$A$3" chart:class="chart:line">
            <chart:data-point chart:repeated="13"/>
          </chart:series>
          <chart:series chart:style-name="ch13" chart:values-cell-range-address="local-table.$B$4:.$N$4" chart:label-cell-address="local-table.$A$4" chart:class="chart:line">
            <chart:data-point chart:repeated="13"/>
          </chart:series>
          <chart:series chart:style-name="ch14" chart:values-cell-range-address="local-table.$B$5:.$N$5" chart:label-cell-address="local-table.$A$5" chart:class="chart:line">
            <chart:data-point chart:repeated="13"/>
          </chart:series>
          <chart:series chart:style-name="ch15" chart:values-cell-range-address="local-table.$B$6:.$N$6" chart:label-cell-address="local-table.$A$6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109.565238095238">
                <text:p>109.56523809523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1.0821768707483">
                <text:p>41.0821768707483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35.5763265306122">
                <text:p>35.5763265306122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37.3140816326531">
                <text:p>37.3140816326531</text:p>
              </table:table-cell>
            </table:table-row>
            <table:table-row>
              <table:table-cell office:value-type="string">
                <text:p>80 bytes</text:p>
              </table:table-cell>
              <table:table-cell office:value-type="float" office:value="343.821904761905">
                <text:p>343.821904761905</text:p>
              </table:table-cell>
              <table:table-cell office:value-type="float" office:value="317.560680272109">
                <text:p>317.560680272109</text:p>
              </table:table-cell>
              <table:table-cell office:value-type="float" office:value="263.958639455782">
                <text:p>263.958639455782</text:p>
              </table:table-cell>
              <table:table-cell office:value-type="float" office:value="256.646394557823">
                <text:p>256.646394557823</text:p>
              </table:table-cell>
              <table:table-cell office:value-type="float" office:value="224.493333333333">
                <text:p>224.493333333333</text:p>
              </table:table-cell>
              <table:table-cell office:value-type="float" office:value="208.786530612245">
                <text:p>208.786530612245</text:p>
              </table:table-cell>
              <table:table-cell office:value-type="float" office:value="169.081088435374">
                <text:p>169.081088435374</text:p>
              </table:table-cell>
              <table:table-cell office:value-type="float" office:value="114.886530612245">
                <text:p>114.886530612245</text:p>
              </table:table-cell>
              <table:table-cell office:value-type="float" office:value="86.4565986394558">
                <text:p>86.4565986394558</text:p>
              </table:table-cell>
              <table:table-cell office:value-type="float" office:value="72.3062585034014">
                <text:p>72.3062585034014</text:p>
              </table:table-cell>
              <table:table-cell office:value-type="float" office:value="65.0137414965986">
                <text:p>65.0137414965986</text:p>
              </table:table-cell>
              <table:table-cell office:value-type="float" office:value="53.3708843537415">
                <text:p>53.3708843537415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chart:data-source-has-labels="both" svg:x="2.052cm" svg:y="1.547cm" svg:width="13.403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309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75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55cm" svg:y="0.316cm" chart:style-name="ch2">
          <text:p>Blocks with n=16</text:p>
        </chart:title>
        <chart:legend chart:legend-position="end" svg:x="12.09cm" svg:y="2.458cm" style:legend-expansion="high" chart:style-name="ch3"/>
        <chart:plot-area chart:style-name="ch4" table:cell-range-address="may_2018_benchmarks.F118:may_2018_benchmarks.O118 may_2018_benchmarks.A158:may_2018_benchmarks.A165 may_2018_benchmarks.F52:may_2018_benchmarks.O52 may_2018_benchmarks.F57:may_2018_benchmarks.O57 may_2018_benchmarks.F62:may_2018_benchmarks.O62 may_2018_benchmarks.F67:may_2018_benchmarks.N67 may_2018_benchmarks.F77:may_2018_benchmarks.O77 may_2018_benchmarks.F72:may_2018_benchmarks.O72 may_2018_benchmarks.F87:may_2018_benchmarks.O87 may_2018_benchmarks.F82:may_2018_benchmarks.O82" chart:data-source-has-labels="both" svg:x="1.671cm" svg:y="1.443cm" svg:width="10.099cm" svg:height="6.396cm">
          <chartooo:coordinate-region svg:x="2.478cm" svg:y="1.643cm" svg:width="9.292cm" svg:height="5.549cm"/>
          <chart:axis chart:dimension="x" chart:name="primary-x" chart:style-name="ch5" chartooo:axis-type="auto">
            <chartooo:date-scale/>
            <chart:title svg:x="2.615cm" svg:y="8.019cm" chart:style-name="ch6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5">
            <chart:title svg:x="0.451cm" svg:y="5.47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y_2018_benchmarks.F52:may_2018_benchmarks.O52" chart:label-cell-address="may_2018_benchmarks.A158:may_2018_benchmarks.A158" chart:class="chart:line">
            <chart:data-point chart:repeated="10"/>
          </chart:series>
          <chart:series chart:style-name="ch11" chart:values-cell-range-address="may_2018_benchmarks.F57:may_2018_benchmarks.O57" chart:label-cell-address="may_2018_benchmarks.A159:may_2018_benchmarks.A159" chart:class="chart:line">
            <chart:data-point chart:repeated="10"/>
          </chart:series>
          <chart:series chart:style-name="ch12" chart:values-cell-range-address="may_2018_benchmarks.F62:may_2018_benchmarks.O62" chart:label-cell-address="may_2018_benchmarks.A160:may_2018_benchmarks.A160" chart:class="chart:line">
            <chart:data-point chart:repeated="10"/>
          </chart:series>
          <chart:series chart:style-name="ch13" chart:values-cell-range-address="may_2018_benchmarks.F67:may_2018_benchmarks.N67" chart:label-cell-address="may_2018_benchmarks.A161:may_2018_benchmarks.A161" chart:class="chart:line">
            <chart:data-point chart:repeated="9"/>
          </chart:series>
          <chart:series chart:style-name="ch14" chart:values-cell-range-address="may_2018_benchmarks.F77:may_2018_benchmarks.O77" chart:label-cell-address="may_2018_benchmarks.A162:may_2018_benchmarks.A162" chart:class="chart:line">
            <chart:data-point chart:repeated="10"/>
          </chart:series>
          <chart:series chart:style-name="ch15" chart:values-cell-range-address="may_2018_benchmarks.F72:may_2018_benchmarks.O72" chart:label-cell-address="may_2018_benchmarks.A163:may_2018_benchmarks.A163" chart:class="chart:line">
            <chart:data-point chart:repeated="10"/>
          </chart:series>
          <chart:series chart:style-name="ch16" chart:values-cell-range-address="may_2018_benchmarks.F87:may_2018_benchmarks.O87" chart:label-cell-address="may_2018_benchmarks.A164:may_2018_benchmarks.A164" chart:class="chart:line">
            <chart:data-point chart:repeated="10"/>
          </chart:series>
          <chart:series chart:style-name="ch17" chart:values-cell-range-address="may_2018_benchmarks.F82:may_2018_benchmarks.O82" chart:label-cell-address="may_2018_benchmarks.A165:may_2018_benchmarks.A165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2:may_2018_benchmarks.O52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7:may_2018_benchmarks.O57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2:may_2018_benchmarks.O62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7:may_2018_benchmarks.N67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7:may_2018_benchmarks.O77</svg:desc>
                </draw:g>
              </table:table-cell>
              <table:table-cell office:value-type="float" office:value="121.982460732984">
                <text:p>121.982460732984</text:p>
              </table:table-cell>
              <table:table-cell office:value-type="float" office:value="79.6803664921466">
                <text:p>79.6803664921466</text:p>
              </table:table-cell>
              <table:table-cell office:value-type="float" office:value="47.5248691099476">
                <text:p>47.5248691099476</text:p>
              </table:table-cell>
              <table:table-cell office:value-type="float" office:value="15.1384816753927">
                <text:p>15.1384816753927</text:p>
              </table:table-cell>
              <table:table-cell office:value-type="float" office:value="14.6609947643979">
                <text:p>14.6609947643979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17.4206806282722">
                <text:p>17.4206806282722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2:may_2018_benchmarks.O72</svg:desc>
                </draw:g>
              </table:table-cell>
              <table:table-cell office:value-type="float" office:value="146.406958762887">
                <text:p>146.406958762887</text:p>
              </table:table-cell>
              <table:table-cell office:value-type="float" office:value="102.52912371134">
                <text:p>102.52912371134</text:p>
              </table:table-cell>
              <table:table-cell office:value-type="float" office:value="74.2322164948454">
                <text:p>74.2322164948454</text:p>
              </table:table-cell>
              <table:table-cell office:value-type="float" office:value="41.564175257732">
                <text:p>41.564175257732</text:p>
              </table:table-cell>
              <table:table-cell office:value-type="float" office:value="19.0574742268041">
                <text:p>19.0574742268041</text:p>
              </table:table-cell>
              <table:table-cell office:value-type="float" office:value="37.055412371134">
                <text:p>37.055412371134</text:p>
              </table:table-cell>
              <table:table-cell office:value-type="float" office:value="21.7961340206186">
                <text:p>21.7961340206186</text:p>
              </table:table-cell>
              <table:table-cell office:value-type="float" office:value="18.9744845360825">
                <text:p>18.974484536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7:may_2018_benchmarks.O87</svg:desc>
                </draw:g>
              </table:table-cell>
              <table:table-cell office:value-type="float" office:value="16.4935631578947">
                <text:p>16.4935631578947</text:p>
              </table:table-cell>
              <table:table-cell office:value-type="float" office:value="5.91777368421053">
                <text:p>5.91777368421053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2.46040526315789">
                <text:p>2.46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2:may_2018_benchmarks.O82</svg:desc>
                </draw:g>
              </table:table-cell>
              <table:table-cell office:value-type="float" office:value="27.639421875">
                <text:p>27.639421875</text:p>
              </table:table-cell>
              <table:table-cell office:value-type="float" office:value="13.2540052083333">
                <text:p>13.2540052083333</text:p>
              </table:table-cell>
              <table:table-cell office:value-type="float" office:value="9.53213020833333">
                <text:p>9.532130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